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A000D08DA000ADD3A95C21A84.wmf" manifest:media-type=""/>
  <manifest:file-entry manifest:full-path="Pictures/2000000A00063C98000422BFBC13941A.wmf" manifest:media-type=""/>
  <manifest:file-entry manifest:full-path="Pictures/2000000A000A9CD600067482875E79FB.wmf" manifest:media-type=""/>
  <manifest:file-entry manifest:full-path="Pictures/2000000A000C6D68000AE2E963BE2EC1.wmf" manifest:media-type=""/>
  <manifest:file-entry manifest:full-path="Pictures/2000000A000B63B00006774DC6F35FCE.wmf" manifest:media-type=""/>
  <manifest:file-entry manifest:full-path="Pictures/2000000A000CB695000492C87D879BF0.wmf" manifest:media-type=""/>
  <manifest:file-entry manifest:full-path="Pictures/2000000A00048FFE000163BEC0256B87.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2.612cm" fo:margin-left="-0.123cm" table:align="left" style:writing-mode="lr-tb"/>
    </style:style>
    <style:style style:name="Tabelle1.A" style:family="table-column">
      <style:table-column-properties style:column-width="1.676cm"/>
    </style:style>
    <style:style style:name="Tabelle1.B" style:family="table-column">
      <style:table-column-properties style:column-width="10.936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none" fo:border-right="none" fo:border-top="1.5pt solid #000000" fo:border-bottom="0.75pt solid #000000" style:writing-mode="lr-tb"/>
    </style:style>
    <style:style style:name="Tabelle1.B1"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elle1.A2" style:family="table-cell">
      <style:table-cell-properties style:vertical-align="top" fo:padding-left="0.123cm" fo:padding-right="0.123cm" fo:padding-top="0cm" fo:padding-bottom="0cm" fo:border="none" style:writing-mode="lr-tb"/>
    </style:style>
    <style:style style:name="Tabelle1.B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e1.A9"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Tabelle1.B9" style:family="table-cell">
      <style:table-cell-properties style:vertical-align="top" fo:padding-left="0.123cm" fo:padding-right="0.123cm" fo:padding-top="0cm" fo:padding-bottom="0cm" fo:border-left="0.75pt solid #000000" fo:border-right="none" fo:border-top="none" fo:border-bottom="1.5pt solid #000000" style:writing-mode="lr-tb"/>
    </style:style>
    <style:style style:name="Tabelle2" style:family="table">
      <style:table-properties style:width="11.439cm" fo:margin-left="-0.148cm" table:align="left" style:writing-mode="lr-tb"/>
    </style:style>
    <style:style style:name="Tabelle2.A" style:family="table-column">
      <style:table-column-properties style:column-width="11.439cm"/>
    </style:style>
    <style:style style:name="Tabelle2.1" style:family="table-row">
      <style:table-row-properties fo:keep-together="auto"/>
    </style:style>
    <style:style style:name="Tabelle2.A1" style:family="table-cell">
      <style:table-cell-properties style:vertical-align="top" fo:padding-left="0.123cm" fo:padding-right="0.123cm" fo:padding-top="0cm" fo:padding-bottom="0cm" fo:border="0.75pt solid #000000" style:writing-mode="lr-tb"/>
    </style:style>
    <style:style style:name="Tabelle3" style:family="table">
      <style:table-properties style:width="8.428cm" fo:margin-left="-0.148cm" table:align="left" style:writing-mode="lr-tb"/>
    </style:style>
    <style:style style:name="Tabelle3.A" style:family="table-column">
      <style:table-column-properties style:column-width="3.366cm"/>
    </style:style>
    <style:style style:name="Tabelle3.B" style:family="table-column">
      <style:table-column-properties style:column-width="5.062cm"/>
    </style:style>
    <style:style style:name="Tabelle3.1" style:family="table-row">
      <style:table-row-properties fo:keep-together="auto"/>
    </style:style>
    <style:style style:name="Tabelle3.A1"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elle3.A4"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e3.B4"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elle3.A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3.B5" style:family="table-cell">
      <style:table-cell-properties style:vertical-align="top" fo:padding-left="0.123cm" fo:padding-right="0.123cm" fo:padding-top="0cm" fo:padding-bottom="0cm" fo:border="0.75pt solid #000000" style:writing-mode="lr-tb"/>
    </style:style>
    <style:style style:name="Tabelle4" style:family="table">
      <style:table-properties style:width="11.439cm" fo:margin-left="-0.148cm" table:align="left" style:writing-mode="lr-tb"/>
    </style:style>
    <style:style style:name="Tabelle4.A" style:family="table-column">
      <style:table-column-properties style:column-width="11.439cm"/>
    </style:style>
    <style:style style:name="Tabelle4.1" style:family="table-row">
      <style:table-row-properties fo:keep-together="auto"/>
    </style:style>
    <style:style style:name="Tabelle4.A1" style:family="table-cell">
      <style:table-cell-properties style:vertical-align="top" fo:padding-left="0.123cm" fo:padding-right="0.123cm" fo:padding-top="0cm" fo:padding-bottom="0cm" fo:border="0.75pt solid #000000" style:writing-mode="lr-tb"/>
    </style:style>
    <style:style style:name="Tabelle5" style:family="table">
      <style:table-properties style:width="8.428cm" fo:margin-left="-0.148cm" table:align="left" style:writing-mode="lr-tb"/>
    </style:style>
    <style:style style:name="Tabelle5.A" style:family="table-column">
      <style:table-column-properties style:column-width="4.625cm"/>
    </style:style>
    <style:style style:name="Tabelle5.B" style:family="table-column">
      <style:table-column-properties style:column-width="3.803cm"/>
    </style:style>
    <style:style style:name="Tabelle5.1" style:family="table-row">
      <style:table-row-properties fo:keep-together="auto"/>
    </style:style>
    <style:style style:name="Tabelle5.A1"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elle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e5.B5"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elle5.A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5.B6" style:family="table-cell">
      <style:table-cell-properties style:vertical-align="top" fo:padding-left="0.123cm" fo:padding-right="0.123cm" fo:padding-top="0cm" fo:padding-bottom="0cm" fo:border="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4pt" fo:font-style="italic" fo:font-weight="normal" style:font-size-asian="14pt" style:font-style-asian="italic" style:font-weight-asian="normal" style:font-size-complex="14pt"/>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end" style:justify-single-word="false"/>
      <style:text-properties fo:font-weight="normal" style:font-weight-asian="normal" style:font-weight-complex="normal"/>
    </style:style>
    <style:style style:name="P7" style:family="paragraph" style:parent-style-name="Standard">
      <style:paragraph-properties style:snap-to-layout-grid="false"/>
      <style:text-properties fo:font-weight="normal" style:font-weight-asian="normal" style:font-weight-complex="normal"/>
    </style:style>
    <style:style style:name="P8" style:family="paragraph" style:parent-style-name="Standard">
      <style:text-properties style:font-name="Century Gothic" fo:font-size="12pt" fo:font-weight="normal" style:font-name-asian="Century Gothic" style:font-size-asian="12pt" style:font-weight-asian="normal" style:font-name-complex="Century Gothic" style:font-size-complex="12pt" style:font-weight-complex="normal"/>
    </style:style>
    <style:style style:name="P9" style:family="paragraph" style:parent-style-name="Standard">
      <style:paragraph-properties fo:text-align="end" style:justify-single-word="false"/>
    </style:style>
    <style:style style:name="P10" style:family="paragraph" style:parent-style-name="Standard">
      <style:paragraph-properties fo:keep-with-next="always"/>
    </style:style>
    <style:style style:name="P11" style:family="paragraph" style:parent-style-name="Standard">
      <style:paragraph-properties fo:text-align="end" style:justify-single-word="false" fo:keep-with-next="always"/>
    </style:style>
    <style:style style:name="P12" style:family="paragraph" style:parent-style-name="Standard">
      <style:paragraph-properties fo:keep-with-next="always" style:snap-to-layout-grid="false"/>
    </style:style>
    <style:style style:name="P13" style:family="paragraph" style:parent-style-name="Standard" style:master-page-name="Standard">
      <style:paragraph-properties style:page-number="auto"/>
    </style:style>
    <style:style style:name="P14" style:family="paragraph" style:parent-style-name="Heading_20_2">
      <style:text-properties fo:font-weight="normal" style:font-weight-asian="normal" style:font-weight-complex="normal"/>
    </style:style>
    <style:style style:name="P15" style:family="paragraph" style:parent-style-name="Heading_20_1">
      <style:text-properties fo:font-size="22pt" style:font-size-asian="22pt" style:font-size-complex="22pt"/>
    </style:style>
    <style:style style:name="P16" style:family="paragraph" style:parent-style-name="Heading_20_1">
      <style:text-properties fo:font-size="12pt" style:font-size-asian="10.5pt" style:font-size-complex="12pt"/>
    </style:style>
    <style:style style:name="P17" style:family="paragraph" style:parent-style-name="Heading_20_1">
      <style:paragraph-properties fo:break-before="page"/>
      <style:text-properties fo:font-size="22pt" style:font-size-asian="22pt" style:font-size-complex="22pt"/>
    </style:style>
    <style:style style:name="P18" style:family="paragraph" style:parent-style-name="Heading_20_1">
      <style:paragraph-properties fo:break-before="page"/>
      <style:text-properties fo:font-size="14pt" style:font-size-asian="12.25pt" style:font-size-complex="14pt"/>
    </style:style>
    <style:style style:name="P19" style:family="paragraph" style:parent-style-name="Footer">
      <style:paragraph-properties fo:text-align="end" style:justify-single-word="false"/>
      <style:text-properties fo:font-weight="normal" style:font-weight-asian="normal" style:font-weight-complex="normal"/>
    </style:style>
    <style:style style:name="P20" style:family="paragraph" style:parent-style-name="Heading">
      <style:paragraph-properties fo:break-before="page"/>
    </style:style>
    <style:style style:name="T1" style:family="text">
      <style:text-properties fo:font-size="24pt" style:font-size-asian="24pt" style:font-size-complex="24pt"/>
    </style:style>
    <style:style style:name="T2" style:family="text">
      <style:text-properties fo:font-size="14pt" fo:font-style="italic" fo:font-weight="normal" style:font-size-asian="14pt" style:font-style-asian="italic" style:font-weight-asian="normal" style:font-size-complex="14pt"/>
    </style:style>
    <style:style style:name="T3" style:family="text">
      <style:text-properties fo:font-weight="normal" style:font-weight-asian="normal" style:font-weight-complex="normal"/>
    </style:style>
    <style:style style:name="T4" style:family="text">
      <style:text-properties fo:font-size="22pt" style:font-size-asian="22pt" style:font-size-complex="22pt"/>
    </style:style>
    <style:style style:name="T5" style:family="text">
      <style:text-properties style:font-name="Century Gothic" fo:font-size="12pt" fo:font-weight="normal" style:font-name-asian="Century Gothic" style:font-size-asian="12pt" style:font-weight-asian="normal" style:font-name-complex="Century Gothic" style:font-size-complex="12pt" style:font-weight-complex="normal"/>
    </style:style>
    <style:style style:name="T6" style:family="text">
      <style:text-properties fo:font-size="28pt" style:font-size-asian="28pt" style:font-size-complex="28pt"/>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54cm" fo:padding-right="0.254cm" fo:padding-top="0.127cm" fo:padding-bottom="0.127cm" fo:border="0.74pt solid #0000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achhochschule Hannover<text:tab/><text:tab/><text:tab/><text:tab/><text:tab/><text:tab/>Versuch Nr. 3</text:p>
      <text:p text:style-name="Standard">Fachbereich Elektrotechnik<text:tab/></text:p>
      <text:p text:style-name="Standard">Labor für Datenverarbeitung</text:p>
      <text:p text:style-name="Standard">Leitung: Prof. <text:s/>Stricker</text:p>
      <text:p text:style-name="Standard"/>
      <text:p text:style-name="Standard"/>
      <text:p text:style-name="Standard"/>
      <text:p text:style-name="P2">Protokoll zu den Übungen im Labor Datenverarbeitung</text:p>
      <text:p text:style-name="P2"/>
      <text:p text:style-name="P2">Versuch:</text:p>
      <text:p text:style-name="P2">Zweipunktregl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Copyright 2000-2015 Rolf Hemmerling</text:span></text:p>
      <text:p text:style-name="P3">Licensed under the Apache License, Version 2.0</text:p>
      <text:p text:style-name="Standard"/>
      <text:p text:style-name="Standard">Name: Rolf Hemmerling</text:p>
      <text:p text:style-name="Standard">Semester: I8</text:p>
      <text:p text:style-name="Standard"/>
      <text:p text:style-name="Standard">Gruppe: Rolf Hemmerling</text:p>
      <text:p text:style-name="Standard">Hannover, den 2000-04-07</text:p>
      <text:p text:style-name="Standard"/>
      <text:p text:style-name="Standard"/>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index-body>
      </text:table-of-content>
      <text:p text:style-name="P16"/>
      <text:p text:style-name="P17">A</text:p>
      <text:p text:style-name="P15">b</text:p>
      <text:p text:style-name="P15">c</text:p>
      <text:p text:style-name="Text_20_body"/>
      <text:p text:style-name="P20"><text:span text:style-name="T4">1 Einleitung</text:span></text:p>
      <text:p text:style-name="Standard"/>
      <text:p text:style-name="P4">Dieser Versuch behandelt eine PC-gestützte Temperaturregelung eines Heizelementes. Die Aufgabe besteht darin, eine Regelung zu entwickeln die das temperaturträge Heizelement auf einer vorgegebenen Sollwettemperatur von 50°C hält. Es ist laut Vorgabe ein Toleranzbereich von +/- 1°C zugelassen.</text:p>
      <text:p text:style-name="P4">Eine Regelung ist deshalb gefordert, da das Heizelement, bestehend aus vier in Reihe geschalteten Drahtwiederständen, die auf einen Kühlkörper montiert sind, durch seine Temperaturträgheit nicht direkt den elektrischen Schaltabläufen folgen kann. Es heizt nach dem Ausschalten noch nach bzw. es erhöht seine Temperatur nach dem Einschalten relativ langsam.</text:p>
      <text:p text:style-name="P4">Zur Steuerung der Heizung steht ein fertig aufgebauter Zweipunktregler zur Verfügung,der über die parallele Schnittstelle des PC’s angesprochen werden kann. Er schaltet die Heizung entweder an oder aus. Wie aus der Regelungstechnik bekannt, liegt aber erst dann eine Regelung vor, wenn das Ausgangssignal (hier die Isttemperatur des Heizelementes) auf den Eingang des Reglers zurückgeführt wird. Ein geeigneter Algorithmus, der den Kern des Regelprogramms bildet, steuert dann über die vorgegebene Hardware (das Stellglied) das Heizelement. Die Isttemperatur wird mit einer anderen vorgegebenen Hardware ermittelt, auf die später noch genauer eingegangen wird. Bild 1 zeigt nun den so eben beschriebenen Regelkreis.</text:p>
      <text:p text:style-name="P4"/>
      <text:p text:style-name="P4"/>
      <text:p text:style-name="P4"><draw:frame draw:style-name="fr1" draw:name="Rahmen1" text:anchor-type="char" svg:x="0cm" svg:y="0.002cm" svg:width="11.299cm" svg:height="3.44cm" draw:z-index="2"><draw:text-box><text:p text:style-name="Standard"><draw:frame draw:style-name="fr2" draw:name="Grafik1" text:anchor-type="as-char" svg:width="11.301cm" svg:height="3.441cm" draw:z-index="5"><draw:image xlink:href="Pictures/2000000A00048FFE000163BEC0256B87.wmf" xlink:type="simple" xlink:show="embed" xlink:actuate="onLoad"/></draw:frame></text:p></draw:text-box></draw:frame></text:p>
      <text:p text:style-name="P4"/>
      <text:p text:style-name="P4"/>
      <text:p text:style-name="P4"/>
      <text:p text:style-name="P4"/>
      <text:p text:style-name="P4"/>
      <text:p text:style-name="P4">Bild 1: Regelkreis</text:p>
      <text:p text:style-name="P4"/>
      <text:p text:style-name="P4">Erläuterungen zu den Größen des Regelkreises :</text:p>
      <text:p text:style-name="P4"><text:s/></text:p>
      <text:p text:style-name="P8">Sollwert <text:s text:c="5"/>: Vorgegebener Temperaturwert (65°C)</text:p>
      <text:p text:style-name="Standard"><text:span text:style-name="T5">Istwert <text:s text:c="7"/>: Vom Temperatursensor gemessener Temperaturwert</text:span></text:p>
      <text:p text:style-name="Standard"><text:span text:style-name="T5">Störgröße <text:s text:c="2"/>: Umgebungstemperatur, die das Heizelement kühlt</text:span></text:p>
      <text:p text:style-name="Standard"><text:span text:style-name="T5">Regler <text:s text:c="7"/>: Das im PC laufende Programm</text:span></text:p>
      <text:p text:style-name="Standard"><text:span text:style-name="T5">Stellglied <text:s text:c="3"/>: Der hardwaremäßig aufgebaute „Zweipunktregler“</text:span></text:p>
      <text:p text:style-name="Standard"><text:span text:style-name="T5">Strecke <text:s text:c="6"/>: Heizelement</text:span></text:p>
      <text:p text:style-name="P4"/>
      <text:p text:style-name="P4"><text:soft-page-break/></text:p>
      <text:p text:style-name="P4">Das erforderliche Programm 2PREGLER.EXE ist in der Programmiersprache TURBO-C++ mit Inline-Assembler Anteilen geschrieben.</text:p>
      <text:p text:style-name="P4"/>
      <text:p text:style-name="Heading_20_1"><text:span text:style-name="T4">2 Temperaturmessung</text:span></text:p>
      <text:p text:style-name="P4"/>
      <text:p text:style-name="P4">Wie schon erwähnt, muß die Temperatur dem Regler (also dem PC) in geeigneter Form mitgeteilt werden, damit eine effektive Regelung überhaupt möglich ist. Dieses ermöglicht die Schaltung in Bild 2. Hier wird die Temperatur mit einen temeraturabhängigen NTC-Widerstand gemessen, der bei ansteigender Temperatur die Eigenschaft hat seinen Widerstand zu verkleinern. Der NTC-Widerstand bildet mit dem Kondensator C2 einen Oszillator, der die Schwingungsdauer des Timerbausteins NE555 (U2) bestimmt. Dieser Baustein erzeugt in Abhängigkeit von dem Oszillatorkreis eine bestimmte Zeitlang Rechteckimpulse. </text:p>
      <text:p text:style-name="P4"/>
      <text:p text:style-name="P4">Diese Impulse gehen auf die Basis des Transistors T1, der dadurch seinen Kollektor auf Masse legt. Dieser Aufbau bildet somit ein Monoflop. Durch den Treiberbaustein 7416 (U1D), der das Kollektorsignal von T1 invertiert, wird die BUSY-Leitung der Parallelschnittstelle für diese Dauer auf eins gesetzt</text:p>
      <text:p text:style-name="P4"/>
      <text:p text:style-name="P4"/>
      <text:p text:style-name="Standard"><draw:frame draw:style-name="fr3" draw:name="Grafik2" text:anchor-type="as-char" svg:width="15.448cm" svg:height="10.245cm" draw:z-index="0"><draw:image xlink:href="Pictures/2000000A00063C98000422BFBC13941A.wmf" xlink:type="simple" xlink:show="embed" xlink:actuate="onLoad"/></draw:frame></text:p>
      <text:p text:style-name="P4"><text:soft-page-break/>Bild 2: Schaltung</text:p>
      <text:p text:style-name="P4"/>
      <text:p text:style-name="P4">Der NE555 wird über seinen Triggereingang (TR), der über zwei invertierende Treiber (U1A und U1F) mit der /STROBE-Leitung der Parallelschnittstelle verbunden ist, gestartet.</text:p>
      <text:p text:style-name="P4">Das Messprogramm muß nun, um einen der Messtemperatur zugeordneten Wert zu erhalten, den Timerbaustein über das /STROBE-Bit der Parallelschnittstelle„triggern“ und darauf die Dauer des Highpegels des BUSY-Bits mit Hilfe eines internen Zählers ermitteln.</text:p>
      <text:p text:style-name="P4"/>
      <text:p text:style-name="P4">Bevor das Regelprogramm arbeiten kann, muß zuerst einmal ermittelt werden, welcher Impulsanzahl weche Temperatur zugeordnet werden kann. Dies wird durch eine eigene Eichfunktion innerhalb des Programms realisiert, deren Bedienung im nächsten Abschnitt erläutert wird.</text:p>
      <text:p text:style-name="P4"/>
      <text:p text:style-name="Heading_20_1"><text:span text:style-name="T6">3 Programmausführung</text:span></text:p>
      <text:p text:style-name="P4">Das Programm 2PREGLER.EXE ist unter dem Betriebssystem MSDOS zu starten.</text:p>
      <text:p text:style-name="P4"/>
      <text:p text:style-name="P4">Dem Benutzer wird ein Auswahlmenü präsentiert.</text:p>
      <text:p text:style-name="P4"/>
      <text:p text:style-name="P4"><draw:frame draw:style-name="fr1" draw:name="Rahmen2" text:anchor-type="char" svg:x="0cm" svg:y="0.002cm" svg:width="15.995cm" svg:height="5.805cm" draw:z-index="3"><draw:text-box><text:p text:style-name="P4"><draw:frame draw:style-name="fr4" draw:name="Grafik3" text:anchor-type="as-char" svg:width="15.997cm" svg:height="5.754cm" draw:z-index="6"><draw:image xlink:href="Pictures/2000000A000CB695000492C87D879BF0.wmf" xlink:type="simple" xlink:show="embed" xlink:actuate="onLoad"/></draw:frame></text:p></draw:text-box></draw:frame>Bild: Auswahlmenü</text:p>
      <text:p text:style-name="P4"/>
      <text:p text:style-name="Standard"><text:span text:style-name="T3">Die Menüpunkte sind weitestgehend selbsterklärend: Man kann eine Eichkurve aufnehmen, abspeichern und zu einem späteren Zeitpunkt vom Programm laden (d.h. wieder einlesen). Eine geladene bzw. aufgenommene Eichkurve kann graphisch angezeigt werden. Die eigentliche Funktion des Programms, die Zweipunktregelung, ist nach Aufnahme bzw. Laden einer Eichkurve durch Anwahl des letzten Menüpunkts abrufbar. Die Menüpunkte werden durch </text:span><text:soft-page-break/><text:span text:style-name="T3">Eingabe von Ziffern (1 bis 4) ausgewählt, durch Drücken der Taste ESC wird das Programm wieder verlassen.</text:span></text:p>
      <text:p text:style-name="P4"/>
      <text:p text:style-name="P4">Die Eichkurve wird für einen vom Benutzer festgelegten Temperaturbereich aufgenommen. Die Anzahl der Meßwerte und damit die Genauigkeit der Eichkurve wird durch die Angabe der Schrittweite in °C festgelegt. </text:p>
      <text:p text:style-name="P4"/>
      <text:p text:style-name="P4">Bei der Aufnahme einer Eichkurve wird der Benutzer zunächst nach Start- und Endtemperatur sowie nach der Temperatur-Schrittweite gefragt. Mit der Temperatur-Schrittweite stellt man ausgehend von der Starttemperatur ein, in welchen Temperaturabständen jeweils ein Eichpunkt aufgenommen wird.</text:p>
      <text:p text:style-name="P4"/>
      <text:p text:style-name="P4"><draw:frame draw:style-name="fr1" draw:name="Rahmen3" text:anchor-type="char" svg:x="0cm" svg:y="0.002cm" svg:width="15.993cm" svg:height="9.132cm" draw:z-index="4"><draw:text-box><text:p text:style-name="P4"><draw:frame draw:style-name="fr4" draw:name="Grafik4" text:anchor-type="as-char" svg:width="15.995cm" svg:height="9.081cm" draw:z-index="8"><draw:image xlink:href="Pictures/2000000A000B63B00006774DC6F35FCE.wmf" xlink:type="simple" xlink:show="embed" xlink:actuate="onLoad"/></draw:frame></text:p></draw:text-box></draw:frame>Bild: Benutzerdialog zur Funktion „Eichkurve aufnehmen“</text:p>
      <text:p text:style-name="P4"/>
      <text:p text:style-name="P4">Das Programm gibt dann während des Eichvorgangs auf dem Bildschirm jeweils eine Temperatur vor, beginnend mit der Temperatur an der Untergrenze des Eichkurven-Temperaturbereichs. Der Benutzer vergleicht diese Temperatur mit der auf dem Digital-Temperaturmesser angezeigten Temperatur. Bei Erreichen der Temperatur hat der Benutzer zur Bestätigung eine Taste der PC-Tastatur zu drücken. Dies ist für das Programm das Zeichen, einen Eichpunkt aufzunehmen. Vorbereitend für die Aufnahme des nächsten Eichpunktes wird die angezeigte Temperatur um die festgelegte Schrittweite erhöht wird. </text:p>
      <text:p text:style-name="P4"/>
      <text:p text:style-name="P4"><draw:frame draw:style-name="fr1" draw:name="Rahmen4" text:anchor-type="char" svg:x="0cm" svg:y="0.002cm" svg:width="15.981cm" svg:height="9.772cm" draw:z-index="7"><draw:text-box><text:p text:style-name="P4"><draw:frame draw:style-name="fr4" draw:name="Grafik5" text:anchor-type="as-char" svg:width="15.983cm" svg:height="9.721cm" draw:z-index="10"><draw:image xlink:href="Pictures/2000000A000A9CD600067482875E79FB.wmf" xlink:type="simple" xlink:show="embed" xlink:actuate="onLoad"/></draw:frame></text:p></draw:text-box></draw:frame><text:soft-page-break/>Bild: Anzeige der Schritt-Temperatur während der Eichkurvenaufnahme</text:p>
      <text:p text:style-name="P4"/>
      <text:p text:style-name="P4">Selbstverständlich muß der Temperaturfühler vor Aufnahme einer Eichkurve einen Wert anzeigen, der unter der unteren Grenze des Temperaturbereichs liegt. Es liegt am Benutzer, dies sicherzustellen. </text:p>
      <text:p text:style-name="P4"/>
      <text:p text:style-name="P4">Sowohl bei einer Eichkurvenaufnahme als auch bei einer Regelung wird der Versuchsaufbau bestimmungsgemäß aufgehitzt. Aufgrund der langen Abkühlungs-Zeitkonstanten ist es zeitaufwendig, zwei Eichkurven mit derselben Temperatur-Untergrenze <text:s/>aufzunehmen oder auch zwei Regelungen mit derselben Ausgangstemperatur durchzuführen.</text:p>
      <text:p text:style-name="P4"/>
      <text:p text:style-name="P4">Nach Beendigung des Eichvorgangs werden die Daten in einer Datei mit einem frei wählbaren Dateinamen abgelegt. Ein Ausdruck dieser Datei ist dem Bericht beigefügt. </text:p>
      <text:p text:style-name="P4"/>
      <text:p text:style-name="P4">Die Eichkurve läßt sich abschließend darstellen und per Screenshot dokumentieren:</text:p>
      <text:p text:style-name="P4"/>
      <text:p text:style-name="P4"><draw:frame draw:style-name="fr1" draw:name="Rahmen5" text:anchor-type="char" svg:x="0cm" svg:y="0.002cm" svg:width="13.813cm" svg:height="12.102cm" draw:z-index="9"><draw:text-box><text:p text:style-name="P4"><draw:frame draw:style-name="fr2" draw:name="Grafik6" text:anchor-type="as-char" svg:width="13.815cm" svg:height="12.104cm" draw:z-index="11"><draw:image xlink:href="Pictures/2000000A000C6D68000AE2E963BE2EC1.wmf" xlink:type="simple" xlink:show="embed" xlink:actuate="onLoad"/></draw:frame></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ild: Graphische Darstellung der Eichkurve</text:p>
      <text:p text:style-name="P4"/>
      <text:p text:style-name="P4"><text:soft-page-break/>Während der Regelung wird auf dem PC-Bildschirm in Echtzeit der Ist-Wert (und der Sollwert) über dem zeitlichen Verlauf aufgetragen dargestellt.</text:p>
      <text:p text:style-name="P4"/>
      <text:p text:style-name="Standard"><draw:frame draw:style-name="fr3" draw:name="Grafik7" text:anchor-type="as-char" svg:width="16.085cm" svg:height="13.388cm" draw:z-index="1"><draw:image xlink:href="Pictures/2000000A000D08DA000ADD3A95C21A84.wmf" xlink:type="simple" xlink:show="embed" xlink:actuate="onLoad"/></draw:frame></text:p>
      <text:p text:style-name="P4">Bild: Graphische Darstellung des Regelvorgang</text:p>
      <text:p text:style-name="P4"/>
      <text:p text:style-name="P4"/>
      <text:p text:style-name="Heading_20_1"><text:span text:style-name="T6">4 Testen des Programms</text:span></text:p>
      <text:p text:style-name="P5"><text:s/></text:p>
      <text:p text:style-name="P5">Es wurden mehrere Eichkurven und mehrere Regelungen vorgenommen. Um die relativ langen Abkühlzeiten der Versuchseinrichtung zu verkürzen, wurden für die Solltemperatur gegenüber den geforderten 50° Celsius deutlich herabgesetzt. Leider unterblieb es (letztendlich auch aus Zeitmangel), die Regelung der eigentlich geforderten Solltemperatur von 50° <text:s/>zu dokumentieren. Die per Screenshot erfolgreich dokumentierte, über 600 Sekunden dauernde Regelung der Heizung auf eine Soll-Temperatur von 31° Celsius ging von einer Ist-Temperatur von 21° Celsius aus.</text:p>
      <text:p text:style-name="P6"><text:soft-page-break/></text:p>
      <text:p text:style-name="Heading_20_1"><text:span text:style-name="T6">5 Das Programm</text:span></text:p>
      <text:p text:style-name="P4"/>
      <text:p text:style-name="P4">Die Benennung der Variablen erfolgt nach einem für prozedurale Programmiersprachen geeigneten Schema: Jede Variable hat einen Prefix, der i.d.R. aus zwei Buchstaben und dem Unterstrich „_“ besteht.</text:p>
      <text:p text:style-name="P4"/>
      <text:p text:style-name="P4">Ziel des Schemas ist es, auch bei Aufteilung eines Projekts in mehrerer Quelltextdateien diese mit Hilfe der Unix-Tools GREP und PERL durchsuchbar zu machen, bzw. bei Projekten mit einer einzigen Quelltextdatei diese in einem geeigneten Editor durchsuchbar zu machen. Die Durchsuchungsmöglichkeit des Quelltextes nach Variablen mit einer elektronischen Suchfunktion erleichtern die Übersicht über den Quelltext und die Umbenennung von Variablen.</text:p>
      <text:p text:style-name="P4"/>
      <table:table table:name="Tabelle1" table:style-name="Tabelle1">
        <table:table-column table:style-name="Tabelle1.A"/>
        <table:table-column table:style-name="Tabelle1.B"/>
        <table:table-row table:style-name="Tabelle1.1">
          <table:table-cell table:style-name="Tabelle1.A1" office:value-type="string">
            <text:p text:style-name="P4">Prefix</text:p>
          </table:table-cell>
          <table:table-cell table:style-name="Tabelle1.B1" office:value-type="string">
            <text:p text:style-name="P4">Verwendung bei</text:p>
          </table:table-cell>
        </table:table-row>
        <table:table-row table:style-name="Tabelle1.1">
          <table:table-cell table:style-name="Tabelle1.A2" office:value-type="string">
            <text:p text:style-name="P4">MP_</text:p>
          </table:table-cell>
          <table:table-cell table:style-name="Tabelle1.B2" office:value-type="string">
            <text:p text:style-name="P4">modulglobale Prozedur / Funktion</text:p>
          </table:table-cell>
        </table:table-row>
        <table:table-row table:style-name="Tabelle1.1">
          <table:table-cell table:style-name="Tabelle1.A2" office:value-type="string">
            <text:p text:style-name="P4">MC_</text:p>
          </table:table-cell>
          <table:table-cell table:style-name="Tabelle1.B2" office:value-type="string">
            <text:p text:style-name="P4">modulglobale Konstante (in C: #define-Konstante)</text:p>
          </table:table-cell>
        </table:table-row>
        <table:table-row table:style-name="Tabelle1.1">
          <table:table-cell table:style-name="Tabelle1.A2" office:value-type="string">
            <text:p text:style-name="P4">MV_</text:p>
          </table:table-cell>
          <table:table-cell table:style-name="Tabelle1.B2" office:value-type="string">
            <text:p text:style-name="P4">modulglobale Variable</text:p>
          </table:table-cell>
        </table:table-row>
        <table:table-row table:style-name="Tabelle1.1">
          <table:table-cell table:style-name="Tabelle1.A2" office:value-type="string">
            <text:p text:style-name="P4">PV_</text:p>
          </table:table-cell>
          <table:table-cell table:style-name="Tabelle1.B2" office:value-type="string">
            <text:p text:style-name="P4">lokale Variable einer Prozedur / Funktion</text:p>
          </table:table-cell>
        </table:table-row>
        <table:table-row table:style-name="Tabelle1.1">
          <table:table-cell table:style-name="Tabelle1.A2" office:value-type="string">
            <text:p text:style-name="P4">VV_</text:p>
          </table:table-cell>
          <table:table-cell table:style-name="Tabelle1.B2" office:value-type="string">
            <text:p text:style-name="P4">Value-Übergabeparameter einer Prozedur / Funktion </text:p>
          </table:table-cell>
        </table:table-row>
        <table:table-row table:style-name="Tabelle1.1">
          <table:table-cell table:style-name="Tabelle1.A2" office:value-type="string">
            <text:p text:style-name="P4">IV_</text:p>
          </table:table-cell>
          <table:table-cell table:style-name="Tabelle1.B2" office:value-type="string">
            <text:p text:style-name="P4">Ident-Übergabeparamter einer Prozedur / Funktion</text:p>
          </table:table-cell>
        </table:table-row>
        <table:table-row table:style-name="Tabelle1.1">
          <table:table-cell table:style-name="Tabelle1.A2" office:value-type="string">
            <text:p text:style-name="P4">LV_</text:p>
          </table:table-cell>
          <table:table-cell table:style-name="Tabelle1.B2" office:value-type="string">
            <text:p text:style-name="P4">lokale Variablen einer Prozedur / Funktion, die in „for“ Schleifen als Zähler verwendet werden</text:p>
          </table:table-cell>
        </table:table-row>
        <table:table-row table:style-name="Tabelle1.1">
          <table:table-cell table:style-name="Tabelle1.A9" office:value-type="string">
            <text:p text:style-name="P7"/>
          </table:table-cell>
          <table:table-cell table:style-name="Tabelle1.B9" office:value-type="string">
            <text:p text:style-name="P7"/>
          </table:table-cell>
        </table:table-row>
      </table:table>
      <text:p text:style-name="Standard"/>
      <text:p text:style-name="P4">Gemäß den Richtlinien der strukturierten Programmierung gibt es nur eine globale Funktion „main()“, alle anderen Funktionen wurden modulgobal (d.h. mit dem Attribut „static“) und alle Daten entweder modulglobal oder prozedurlokal vereinbart.</text:p>
      <text:p text:style-name="P4"/>
      <text:p text:style-name="P4">Es wurden Funktionsprototypen für alle Funktionen angelegt.</text:p>
      <text:p text:style-name="P4"/>
      <text:p text:style-name="Heading_20_2">Die Funktion „MP_cursor_entfernen“</text:p>
      <text:p text:style-name="P4"/>
      <text:p text:style-name="P4">Der Cursor wird auf dem Bildschirm nicht mehr angezeigt</text:p>
      <table:table table:name="Tabelle2" table:style-name="Tabelle2">
        <table:table-column table:style-name="Tabelle2.A"/>
        <table:table-row table:style-name="Tabelle2.1">
          <table:table-cell table:style-name="Tabelle2.A1" office:value-type="string">
            <text:p text:style-name="P4">Cursor unsichtbar machen:</text:p>
          </table:table-cell>
        </table:table-row>
        <table:table-row table:style-name="Tabelle2.1">
          <table:table-cell table:style-name="Tabelle2.A1" office:value-type="string">
            <text:p text:style-name="P4">BIOS-Aufruf (Cursor in nichtsichtbaren Bereich setzen)</text:p>
          </table:table-cell>
        </table:table-row>
      </table:table>
      <text:p text:style-name="Standard"/>
      <text:p text:style-name="P14"><text:soft-page-break/>Die Funktion „MP_datumzeit“</text:p>
      <text:p text:style-name="P4"/>
      <text:p text:style-name="P14">Die Funktion „MP_laden“</text:p>
      <text:p text:style-name="P4"/>
      <text:p text:style-name="P14">Die Funktion „MP_speichern“</text:p>
      <text:p text:style-name="P4"/>
      <text:p text:style-name="P14">Die Funktion „MP_eichung“</text:p>
      <text:p text:style-name="P4"/>
      <text:p text:style-name="P14">Die Funktion „MP_kurve_laden“</text:p>
      <text:p text:style-name="P4"/>
      <text:p text:style-name="P14">Die Funktion „MP_anzeigen“</text:p>
      <text:p text:style-name="P4"/>
      <text:p text:style-name="P14">Die Funktion „MP_regler“</text:p>
      <text:p text:style-name="P4"/>
      <text:p text:style-name="P14">Die Funktion „MP_timer“</text:p>
      <text:p text:style-name="P4">Diese Funktion wurde in 8088 Assembler geschrieben. Sie benutzt zur Zeitmessung einen 16-bit Zähler, der hochgezählt wird, solange ein Signal des Temperaturmessers am entsprechenden Port anliegt. Das Ergebnis ist abhängig von der Prozessorgeschwindigkeit, damit ermittelte Eichkurven sind nur für den Rechner gültig, auf dem sie erstellt wurden. Die Verwendung eines 16-bit Zählers beschränkt die Verwendung der Routine auf Rechner mit 80486 CPU oder langsamere Systeme. Für schnellere Rechner müßte ein 32-bit Zähler verwendet werden und/oder eine Verzögerung in die Schleife einbaut werden.. </text:p>
      <text:p text:style-name="P14">Die Funktion „MP_graphik_ein“</text:p>
      <text:p text:style-name="P4">Der Graphikbildschirm wird angezeigt</text:p>
      <text:p text:style-name="Standard"/>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Standard">Graphikbildschirm anzeigen:</text:p>
          </table:table-cell>
          <table:covered-table-cell/>
        </table:table-row>
        <table:table-row table:style-name="Tabelle3.1">
          <table:table-cell table:style-name="Tabelle3.A1" table:number-columns-spanned="2" office:value-type="string">
            <text:p text:style-name="Standard">Umschaltung in Graphikmodus</text:p>
          </table:table-cell>
          <table:covered-table-cell/>
        </table:table-row>
        <table:table-row table:style-name="Tabelle3.1">
          <table:table-cell table:style-name="Tabelle3.A1" table:number-columns-spanned="2" office:value-type="string">
            <text:p text:style-name="P1">Umschaltung in Graphikmodus erfolgreich ?</text:p>
          </table:table-cell>
          <table:covered-table-cell/>
        </table:table-row>
        <table:table-row table:style-name="Tabelle3.1">
          <table:table-cell table:style-name="Tabelle3.A4" office:value-type="string">
            <text:p text:style-name="Standard">Ja</text:p>
          </table:table-cell>
          <table:table-cell table:style-name="Tabelle3.B4" office:value-type="string">
            <text:p text:style-name="P9">Nein</text:p>
          </table:table-cell>
        </table:table-row>
        <table:table-row table:style-name="Tabelle3.1">
          <table:table-cell table:style-name="Tabelle3.A5" office:value-type="string">
            <text:p text:style-name="Standard">Bildschirm löschen</text:p>
          </table:table-cell>
          <table:table-cell table:style-name="Tabelle3.B5" office:value-type="string">
            <text:p text:style-name="P1">Ausgabe einer Fehlermeldung</text:p>
          </table:table-cell>
        </table:table-row>
        <text:soft-page-break/>
        <table:table-row table:style-name="Tabelle3.1">
          <table:table-cell table:style-name="Tabelle3.B5" table:number-columns-spanned="2" office:value-type="string">
            <text:p text:style-name="P10">Rückgabe: Fehler bei Umschaltung in Graphikmodus</text:p>
          </table:table-cell>
          <table:covered-table-cell/>
        </table:table-row>
      </table:table>
      <text:p text:style-name="Standard"/>
      <text:p text:style-name="P14">Die Funktion „MP_graphik_aus“</text:p>
      <text:p text:style-name="P4"/>
      <text:p text:style-name="P4">Der Textbildschirm wird angezeigt</text:p>
      <text:p text:style-name="P4"/>
      <table:table table:name="Tabelle4" table:style-name="Tabelle4">
        <table:table-column table:style-name="Tabelle4.A"/>
        <table:table-row table:style-name="Tabelle4.1">
          <table:table-cell table:style-name="Tabelle4.A1" office:value-type="string">
            <text:p text:style-name="Standard">Graphikbildschirm abschalten:</text:p>
          </table:table-cell>
        </table:table-row>
        <table:table-row table:style-name="Tabelle4.1">
          <table:table-cell table:style-name="Tabelle4.A1" office:value-type="string">
            <text:p text:style-name="Standard">Umschaltung in Textmodus</text:p>
          </table:table-cell>
        </table:table-row>
      </table:table>
      <text:p text:style-name="Standard"/>
      <text:p text:style-name="P14">Die Funktion „MP_led_anzeige“</text:p>
      <text:p text:style-name="P4"/>
      <text:p text:style-name="P14">Die Funktion „MP_portausgabe“</text:p>
      <text:p text:style-name="P4"/>
      <text:p text:style-name="P14">Die Funktion „MP_totzeit“</text:p>
      <text:p text:style-name="P4"/>
      <text:p text:style-name="P14">Die Funktion „MP_graph_zeichnen“</text:p>
      <text:p text:style-name="P4"/>
      <text:p text:style-name="P14">Die Funktion „MP_stat_regler“</text:p>
      <text:p text:style-name="P4"/>
      <text:p text:style-name="P14">Die Funktion „MP_dyn_regler“</text:p>
      <text:p text:style-name="P4">Diese Funktion wurde aus Zeitmangel nicht realisiert.</text:p>
      <text:p text:style-name="P4"/>
      <text:p text:style-name="P14">Die Funktion „main“</text:p>
      <text:p text:style-name="P4"/>
      <text:p text:style-name="P4">Die Funktion „main()“ wird bei Programmstart aufgerufen und zeigt dem Anwender das Auswahlmenü.</text:p>
      <text:p text:style-name="P4"/>
      <table:table table:name="Tabelle5" table:style-name="Tabelle5">
        <table:table-column table:style-name="Tabelle5.A"/>
        <table:table-column table:style-name="Tabelle5.B"/>
        <table:table-row table:style-name="Tabelle5.1">
          <table:table-cell table:style-name="Tabelle5.A1" table:number-columns-spanned="2" office:value-type="string">
            <text:p text:style-name="Standard">Menü:</text:p>
          </table:table-cell>
          <table:covered-table-cell/>
        </table:table-row>
        <table:table-row table:style-name="Tabelle5.1">
          <table:table-cell table:style-name="Tabelle5.A1" table:number-columns-spanned="2" office:value-type="string">
            <text:p text:style-name="Standard">Menü anzeigen</text:p>
          </table:table-cell>
          <table:covered-table-cell/>
        </table:table-row>
        <table:table-row table:style-name="Tabelle5.1">
          <table:table-cell table:style-name="Tabelle5.A1" table:number-columns-spanned="2" office:value-type="string">
            <text:p text:style-name="Standard">Tastatur abfragen</text:p>
          </table:table-cell>
          <table:covered-table-cell/>
        </table:table-row>
        <table:table-row table:style-name="Tabelle5.1">
          <table:table-cell table:style-name="Tabelle5.A1" table:number-columns-spanned="2" office:value-type="string">
            <text:p text:style-name="P1">Taste =1 ?</text:p>
          </table:table-cell>
          <table:covered-table-cell/>
        </table:table-row>
        <table:table-row table:style-name="Tabelle5.1">
          <table:table-cell table:style-name="Tabelle5.A5" office:value-type="string">
            <text:p text:style-name="Standard">Ja</text:p>
          </table:table-cell>
          <table:table-cell table:style-name="Tabelle5.B5" office:value-type="string">
            <text:p text:style-name="P9">Nein</text:p>
          </table:table-cell>
        </table:table-row>
        <table:table-row table:style-name="Tabelle5.1">
          <table:table-cell table:style-name="Tabelle5.A6" office:value-type="string">
            <text:p text:style-name="Standard">Eichung <text:soft-page-break/>durchführen</text:p>
          </table:table-cell>
          <table:table-cell table:style-name="Tabelle5.B6" office:value-type="string">
            <text:p text:style-name="P1">%</text:p>
          </table:table-cell>
        </table:table-row>
        <table:table-row table:style-name="Tabelle5.1">
          <table:table-cell table:style-name="Tabelle5.B6" table:number-columns-spanned="2" office:value-type="string">
            <text:p text:style-name="P10">Taste = 2 ?</text:p>
          </table:table-cell>
          <table:covered-table-cell/>
        </table:table-row>
        <table:table-row table:style-name="Tabelle5.1">
          <table:table-cell table:style-name="Tabelle5.A6" office:value-type="string">
            <text:p text:style-name="P10">Ja</text:p>
          </table:table-cell>
          <table:table-cell table:style-name="Tabelle5.B6" office:value-type="string">
            <text:p text:style-name="P11">Nein</text:p>
          </table:table-cell>
        </table:table-row>
        <table:table-row table:style-name="Tabelle5.1">
          <table:table-cell table:style-name="Tabelle5.A6" office:value-type="string">
            <text:p text:style-name="P10">Eichkurve laden</text:p>
          </table:table-cell>
          <table:table-cell table:style-name="Tabelle5.B6" office:value-type="string">
            <text:p text:style-name="P10">%</text:p>
          </table:table-cell>
        </table:table-row>
        <table:table-row table:style-name="Tabelle5.1">
          <table:table-cell table:style-name="Tabelle5.B6" table:number-columns-spanned="2" office:value-type="string">
            <text:p text:style-name="P12"/>
          </table:table-cell>
          <table:covered-table-cell/>
        </table:table-row>
        <table:table-row table:style-name="Tabelle5.1">
          <table:table-cell table:style-name="Tabelle5.B6" table:number-columns-spanned="2" office:value-type="string">
            <text:p text:style-name="P12"/>
          </table:table-cell>
          <table:covered-table-cell/>
        </table:table-row>
        <table:table-row table:style-name="Tabelle5.1">
          <table:table-cell table:style-name="Tabelle5.B6" table:number-columns-spanned="2" office:value-type="string">
            <text:p text:style-name="P12"/>
          </table:table-cell>
          <table:covered-table-cell/>
        </table:table-row>
        <table:table-row table:style-name="Tabelle5.1">
          <table:table-cell table:style-name="Tabelle5.B6" table:number-columns-spanned="2" office:value-type="string">
            <text:p text:style-name="P12"/>
          </table:table-cell>
          <table:covered-table-cell/>
        </table:table-row>
      </table:table>
      <text:p text:style-name="Standard"/>
      <text:p text:style-name="Heading_20_1"><text:span text:style-name="T6">6 Eichkurven-Datei</text:span></text:p>
      <text:p text:style-name="Standard"/>
      <text:p text:style-name="P8">T_aus: 19500 ms</text:p>
      <text:p text:style-name="P8">T_an : 19000 ms</text:p>
      <text:p text:style-name="P8"/>
      <text:p text:style-name="P8">Temperatur <text:s text:c="3"/>Zählerwert</text:p>
      <text:p text:style-name="Standard"><text:span text:style-name="T5"><text:s text:c="3"/>21 °C <text:s text:c="8"/>22373</text:span></text:p>
      <text:p text:style-name="Standard"><text:span text:style-name="T5"><text:s text:c="3"/>22 °C <text:s text:c="8"/>21850</text:span></text:p>
      <text:p text:style-name="Standard"><text:span text:style-name="T5"><text:s text:c="3"/>23 °C <text:s text:c="8"/>21356</text:span></text:p>
      <text:p text:style-name="Standard"><text:span text:style-name="T5"><text:s text:c="3"/>24 °C <text:s text:c="8"/>20877</text:span></text:p>
      <text:p text:style-name="Standard"><text:span text:style-name="T5"><text:s text:c="3"/>25 °C <text:s text:c="8"/>20413</text:span></text:p>
      <text:p text:style-name="Standard"><text:span text:style-name="T5"><text:s text:c="3"/>26 °C <text:s text:c="8"/>19952</text:span></text:p>
      <text:p text:style-name="Standard"><text:span text:style-name="T5"><text:s text:c="3"/>27 °C <text:s text:c="8"/>19523</text:span></text:p>
      <text:p text:style-name="Standard"><text:span text:style-name="T5"><text:s text:c="3"/>28 °C <text:s text:c="8"/>19110</text:span></text:p>
      <text:p text:style-name="Standard"><text:span text:style-name="T5"><text:s text:c="3"/>29 °C <text:s text:c="8"/>18709</text:span></text:p>
      <text:p text:style-name="Standard"><text:span text:style-name="T5"><text:s text:c="3"/>30 °C <text:s text:c="8"/>18245</text:span></text:p>
      <text:p text:style-name="Standard"><text:span text:style-name="T5"><text:s text:c="3"/>31 °C <text:s text:c="8"/>17924</text:span></text:p>
      <text:p text:style-name="Standard"><text:span text:style-name="T5"><text:s text:c="3"/>32 °C <text:s text:c="8"/>17545</text:span></text:p>
      <text:p text:style-name="Standard"><text:span text:style-name="T5"><text:s text:c="3"/>33 °C <text:s text:c="8"/>17188</text:span></text:p>
      <text:p text:style-name="Standard"><text:span text:style-name="T5"><text:s text:c="3"/>34 °C <text:s text:c="8"/>16864</text:span></text:p>
      <text:p text:style-name="Standard"><text:span text:style-name="T5"><text:s text:c="3"/>35 °C <text:s text:c="8"/>16517</text:span></text:p>
      <text:p text:style-name="Standard"><text:span text:style-name="T5"><text:s text:c="3"/>36 °C <text:s text:c="8"/>16186</text:span></text:p>
      <text:p text:style-name="Standard"><text:span text:style-name="T5"><text:s text:c="3"/>37 °C <text:s text:c="8"/>15883</text:span></text:p>
      <text:p text:style-name="Standard"><text:span text:style-name="T5"><text:s text:c="3"/>38 °C <text:s text:c="8"/>15578</text:span></text:p>
      <text:p text:style-name="Standard"><text:span text:style-name="T5"><text:s text:c="3"/>39 °C <text:s text:c="8"/>15267</text:span></text:p>
      <text:p text:style-name="Standard"><text:span text:style-name="T5"><text:s text:c="3"/>40 °C <text:s text:c="8"/>14973</text:span></text:p>
      <text:p text:style-name="Standard"><text:span text:style-name="T5"><text:s text:c="3"/>41 °C <text:s text:c="8"/>14716</text:span></text:p>
      <text:p text:style-name="Standard"><text:span text:style-name="T5"><text:s text:c="3"/>42 °C <text:s text:c="8"/>14426</text:span></text:p>
      <text:p text:style-name="Standard"><text:span text:style-name="T5"><text:s text:c="3"/>43 °C <text:s text:c="8"/>14186</text:span></text:p>
      <text:p text:style-name="Standard"><text:span text:style-name="T5"><text:s text:c="3"/>44 °C <text:s text:c="8"/>13949</text:span></text:p>
      <text:p text:style-name="Standard"><text:span text:style-name="T5"><text:s text:c="3"/>45 °C <text:s text:c="8"/>13718</text:span></text:p>
      <text:p text:style-name="Standard"><text:span text:style-name="T5"><text:s text:c="3"/>46 °C <text:s text:c="8"/>13478</text:span></text:p>
      <text:p text:style-name="Standard"><text:span text:style-name="T5"><text:s text:c="3"/>47 °C <text:s text:c="8"/>13241</text:span></text:p>
      <text:p text:style-name="Standard"><text:soft-page-break/><text:span text:style-name="T5"><text:s text:c="3"/>48 °C <text:s text:c="8"/>13038</text:span></text:p>
      <text:p text:style-name="Standard"><text:span text:style-name="T5"><text:s text:c="3"/>49 °C <text:s text:c="8"/>12824</text:span></text:p>
      <text:p text:style-name="Standard"><text:span text:style-name="T5"><text:s text:c="3"/>50 °C <text:s text:c="8"/>12600</text:span></text:p>
      <text:p text:style-name="Standard"><text:span text:style-name="T5"><text:s text:c="3"/>51 °C <text:s text:c="8"/>12416</text:span></text:p>
      <text:p text:style-name="Standard"><text:span text:style-name="T5"><text:s text:c="3"/>52 °C <text:s text:c="8"/>12240</text:span></text:p>
      <text:p text:style-name="Standard"><text:span text:style-name="T5"><text:s text:c="3"/>53 °C <text:s text:c="8"/>12060</text:span></text:p>
      <text:p text:style-name="Standard"><text:span text:style-name="T5"><text:s text:c="3"/>54 °C <text:s text:c="8"/>11874</text:span></text:p>
      <text:p text:style-name="Standard"><text:span text:style-name="T5"><text:s text:c="3"/>55 °C <text:s text:c="8"/>11713</text:span></text:p>
      <text:p text:style-name="Standard"><text:span text:style-name="T5"><text:s text:c="3"/>56 °C <text:s text:c="8"/>11553</text:span></text:p>
      <text:p text:style-name="Standard"><text:span text:style-name="T5"><text:s text:c="3"/>57 °C <text:s text:c="8"/>11365</text:span></text:p>
      <text:p text:style-name="Standard"><text:span text:style-name="T5"><text:s text:c="3"/>58 °C <text:s text:c="8"/>11198</text:span></text:p>
      <text:p text:style-name="Standard"><text:span text:style-name="T5"><text:s text:c="3"/>59 °C <text:s text:c="8"/>11069</text:span></text:p>
      <text:p text:style-name="Standard"><text:span text:style-name="T5"><text:s text:c="3"/>60 °C <text:s text:c="8"/>10934</text:span></text:p>
      <text:p text:style-name="Standard"><text:span text:style-name="T5"><text:s text:c="3"/>61 °C <text:s text:c="8"/>10805</text:span></text:p>
      <text:p text:style-name="Standard"><text:span text:style-name="T5"><text:s text:c="3"/>62 °C <text:s text:c="8"/>10678</text:span></text:p>
      <text:p text:style-name="Standard"><text:span text:style-name="T5"><text:s text:c="3"/>63 °C <text:s text:c="8"/>10555</text:span></text:p>
      <text:p text:style-name="Standard"><text:span text:style-name="T5"><text:s text:c="3"/>64 °C <text:s text:c="8"/>10428</text:span></text:p>
      <text:p text:style-name="Standard"><text:span text:style-name="T5"><text:s text:c="3"/>65 °C <text:s text:c="8"/>10307</text:span></text:p>
      <text:p text:style-name="Standard"><text:span text:style-name="T5"><text:s text:c="3"/>66 °C <text:s text:c="8"/>10193</text:span></text:p>
      <text:p text:style-name="Standard"><text:span text:style-name="T5"><text:s text:c="3"/>67 °C <text:s text:c="8"/>10066</text:span></text:p>
      <text:p text:style-name="Standard"><text:span text:style-name="T5"><text:s text:c="3"/>68 °C <text:s text:c="9"/>9957</text:span></text:p>
      <text:p text:style-name="Standard"><text:span text:style-name="T5"><text:s text:c="3"/>69 °C <text:s text:c="9"/>9852</text:span></text:p>
      <text:p text:style-name="Standard"><text:span text:style-name="T5"><text:s text:c="3"/>70 °C <text:s text:c="9"/>9746</text:span></text:p>
      <text:p text:style-name="Standard"><text:span text:style-name="T5"><text:s text:c="3"/>71 °C <text:s text:c="9"/>9650</text:span></text:p>
      <text:p text:style-name="Standard"/>
      <text:p text:style-name="Heading_20_1"><text:span text:style-name="T6">7 Programmlisting</text:span></text:p>
      <text:p text:style-name="Standard"/>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4pt" fo:language="de" fo:country="DE" fo:font-weight="bold" style:font-name-asian="Times New Roman" style:font-size-asian="14pt" style:language-asian="zh" style:country-asian="CN" style:font-weight-asian="bold" style:font-name-complex="Times New Roman" style:font-size-complex="14pt" style:language-complex="hi" style:country-complex="IN" style:font-weight-complex="bold"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style>
    <style:style style:name="Caption" style:family="paragraph" style:parent-style-name="Standard" style:next-style-name="Standard" style:class="extra">
      <style:paragraph-properties fo:margin-top="0.212cm" fo:margin-bottom="0.212cm" style:contextual-spacing="false"/>
      <style:text-properties style:font-name="Arial" fo:font-size="10pt" style:font-name-asian="Arial" style:font-size-asian="10pt" style:font-name-complex="Arial" style:font-size-complex="10pt"/>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list-style-name="" style:class="text">
      <style:paragraph-properties fo:margin-left="0cm" fo:margin-right="0cm" fo:margin-top="0.423cm" fo:margin-bottom="0.106cm" style:contextual-spacing="false" fo:text-indent="0cm" style:auto-text-indent="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list-style-name="" style:class="text">
      <style:paragraph-properties fo:margin-left="0cm" fo:margin-right="0cm" fo:margin-top="0.423cm" fo:margin-bottom="0.106cm" style:contextual-spacing="false" fo:text-indent="0cm" style:auto-text-indent="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list-style-name="" style:class="text">
      <style:paragraph-properties fo:margin-left="0cm" fo:margin-right="0cm" fo:margin-top="0.423cm" fo:margin-bottom="0.106cm" style:contextual-spacing="false" fo:text-indent="0cm" style:auto-text-indent="false" fo:keep-with-next="always"/>
      <style:text-properties fo:font-size="12pt" style:font-size-asian="12pt" style:font-size-complex="12pt"/>
    </style:style>
    <style:style style:name="Heading_20_4" style:display-name="Heading 4" style:family="paragraph" style:parent-style-name="Standard" style:next-style-name="Standard" style:list-style-name="" style:class="text">
      <style:paragraph-properties fo:margin-left="0cm" fo:margin-right="0cm" fo:margin-top="0.423cm" fo:margin-bottom="0.106cm" style:contextual-spacing="false" fo:text-indent="0cm" style:auto-text-indent="false" fo:keep-with-next="always"/>
      <style:text-properties fo:font-size="12pt" fo:font-style="italic" style:font-size-asian="12pt" style:font-style-asian="italic" style:font-size-complex="12pt" style:font-style-complex="italic"/>
    </style:style>
    <style:style style:name="Heading_20_5" style:display-name="Heading 5" style:family="paragraph" style:parent-style-name="Standard" style:next-style-name="Standard" style:list-style-name="" style:class="text">
      <style:paragraph-properties fo:margin-left="0cm" fo:margin-right="0cm" fo:margin-top="0.423cm" fo:margin-bottom="0.106cm" style:contextual-spacing="false" fo:text-indent="0cm" style:auto-text-indent="false"/>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list-style-name="" style:class="text">
      <style:paragraph-properties fo:margin-left="0cm" fo:margin-right="0cm" fo:margin-top="0.423cm" fo:margin-bottom="0.106cm" style:contextual-spacing="false" fo:text-indent="0cm" style:auto-text-indent="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list-style-name="" style:class="text">
      <style:paragraph-properties fo:margin-left="0cm" fo:margin-right="0cm" fo:margin-top="0.423cm" fo:margin-bottom="0.106cm" style:contextual-spacing="false" fo:text-indent="0cm" style:auto-text-indent="false"/>
      <style:text-properties style:font-name="Arial" fo:font-size="10pt" style:font-name-asian="Arial" style:font-size-asian="10pt" style:font-name-complex="Arial" style:font-size-complex="10pt"/>
    </style:style>
    <style:style style:name="Heading_20_8" style:display-name="Heading 8" style:family="paragraph" style:parent-style-name="Standard" style:next-style-name="Standard" style:list-style-name="" style:class="text">
      <style:paragraph-properties fo:margin-left="0cm" fo:margin-right="0cm" fo:margin-top="0.423cm" fo:margin-bottom="0.106cm" style:contextual-spacing="false" fo:text-indent="0cm" style:auto-text-indent="false"/>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list-style-name="" style:class="text">
      <style:paragraph-properties fo:margin-left="0cm" fo:margin-right="0cm" fo:margin-top="0.423cm" fo:margin-bottom="0.106cm" style:contextual-spacing="false" fo:text-indent="0cm" style:auto-text-indent="false"/>
      <style:text-properties style:font-name="Arial" fo:font-size="9pt" fo:font-style="italic" style:font-name-asian="Arial" style:font-size-asian="9pt" style:font-style-asian="italic" style:font-name-complex="Arial" style:font-size-complex="9pt" style:font-style-complex="italic"/>
    </style:style>
    <style:style style:name="Contents_20_1" style:display-name="Contents 1" style:family="paragraph" style:parent-style-name="Standard" style:next-style-name="Standard" style:class="index">
      <style:paragraph-properties fo:margin-top="0.635cm" fo:margin-bottom="0cm" style:contextual-spacing="false">
        <style:tab-stops>
          <style:tab-stop style:position="16.002cm" style:type="right"/>
        </style:tab-stops>
      </style:paragraph-properties>
      <style:text-properties fo:text-transform="uppercase" style:font-name="Arial" fo:font-size="12pt" style:font-name-asian="Arial" style:font-size-asian="12pt" style:font-name-complex="Arial" style:font-size-complex="12pt"/>
    </style:style>
    <style:style style:name="Contents_20_2" style:display-name="Contents 2" style:family="paragraph" style:parent-style-name="Standard" style:next-style-name="Standard" style:class="index">
      <style:paragraph-properties fo:margin-left="0.494cm" fo:margin-right="0cm" fo:margin-top="0.423cm" fo:margin-bottom="0cm" style:contextual-spacing="false" fo:text-indent="0cm" style:auto-text-indent="false">
        <style:tab-stops>
          <style:tab-stop style:position="16.002cm" style:type="right"/>
        </style:tab-stops>
      </style:paragraph-properties>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left="0.988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4" style:display-name="Contents 4" style:family="paragraph" style:parent-style-name="Standard" style:next-style-name="Standard" style:class="index">
      <style:paragraph-properties fo:margin-left="1.482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5" style:display-name="Contents 5" style:family="paragraph" style:parent-style-name="Standard" style:next-style-name="Standard" style:class="index">
      <style:paragraph-properties fo:margin-left="1.976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6" style:display-name="Contents 6" style:family="paragraph" style:parent-style-name="Standard" style:next-style-name="Standard" style:class="index">
      <style:paragraph-properties fo:margin-left="2.469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7" style:display-name="Contents 7" style:family="paragraph" style:parent-style-name="Standard" style:next-style-name="Standard" style:class="index">
      <style:paragraph-properties fo:margin-left="2.963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8" style:display-name="Contents 8" style:family="paragraph" style:parent-style-name="Standard" style:next-style-name="Standard" style:class="index">
      <style:paragraph-properties fo:margin-left="3.457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9" style:display-name="Contents 9" style:family="paragraph" style:parent-style-name="Standard" style:next-style-name="Standard" style:class="index">
      <style:paragraph-properties fo:margin-left="3.951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501cm" fo:margin-bottom="2cm" fo:margin-left="2.501cm" fo:margin-right="2.501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08cm" fo:margin-top="0.981cm" style:dynamic-spacing="true"/>
      </style:footer-style>
    </style:page-layout>
    <style:page-layout style:name="Mpm2">
      <style:page-layout-properties fo:page-width="21.001cm" fo:page-height="29.7cm" style:num-format="1" style:print-orientation="portrait" fo:margin-top="2.501cm" fo:margin-bottom="3.08cm" fo:margin-left="2.501cm" fo:margin-right="2.501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						Versuch Nr. 2</dc:title>
    <meta:initial-creator>root</meta:initial-creator>
    <meta:creation-date>1999-04-21T20:55:00</meta:creation-date>
    <dc:date>2015-03-28T06:48:23.37</dc:date>
    <meta:print-date>2000-04-02T09:36:00</meta:print-date>
    <meta:editing-cycles>65</meta:editing-cycles>
    <meta:editing-duration>PT7H47M15S</meta:editing-duration>
    <meta:document-statistic meta:table-count="5" meta:image-count="7" meta:object-count="0" meta:page-count="15" meta:paragraph-count="193" meta:word-count="1533" meta:character-count="11675" meta:non-whitespace-character-count="9701"/>
    <meta:generator>LibreOffice/3.6$Windows_x86 LibreOffice_project/e183d5b-f8ccaf6-3804794-95b4be8-895629</meta:generator>
    <meta:user-defined meta:name="Info 1"/>
    <meta:user-defined meta:name="Info 2"/>
    <meta:user-defined meta:name="Info 3"/>
    <meta:user-defined meta:name="Info 4"/>
  </office:meta>
</office:document-meta>
</file>